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69in" svg:height="3.5453in" svg:x="3.9157in" svg:y="0.5228in">
            <draw:object draw:notify-on-update-of-ranges="Sheet1.B4:Sheet1.B4 Sheet1.E5:Sheet1.E23 Sheet1.B5:Sheet1.B23 Sheet1.C4:Sheet1.C4 Sheet1.D5:Sheet1.D23 Sheet1.B5:Sheet1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/>
          <table:table-cell office:value-type="string">
            <text:p>f</text:p>
          </table:table-cell>
          <table:table-cell office:value-type="string">
            <text:p>Rayleigh-Fraunhofer optimum d</text:p>
          </table:table-cell>
          <table:table-cell/>
          <table:table-cell office:value-type="string">
            <text:p>diagonal/d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QRT(2*[.B5]*10^-3*550*10^-9)" office:value-type="float" office:value="0.0000741619848709566">
            <text:p>0.000074162</text:p>
          </table:table-cell>
          <table:table-cell table:formula="of:=[.C5]*10^6" office:value-type="float" office:value="74.1619848709566">
            <text:p>74.161984871</text:p>
          </table:table-cell>
          <table:table-cell table:formula="of:=([.B5]*10^-3)/[.C5]" office:value-type="float" office:value="67.4199862463242">
            <text:p>67.4199862463</text:p>
          </table:table-cell>
        </table:table-row>
        <table:table-row table:style-name="ro1">
          <table:table-cell/>
          <table:table-cell table:formula="of:=[.B5]*SQRT(2)" office:value-type="float" office:value="7.07106781186548">
            <text:p>7.0710678119</text:p>
          </table:table-cell>
          <table:table-cell table:formula="of:=SQRT(2*[.B6]*10^-3*550*10^-9)" office:value-type="float" office:value="0.0000881939600712658">
            <text:p>0.000088194</text:p>
          </table:table-cell>
          <table:table-cell table:formula="of:=[.C6]*10^6" office:value-type="float" office:value="88.1939600712658">
            <text:p>88.1939600713</text:p>
          </table:table-cell>
          <table:table-cell table:formula="of:=([.B6]*10^-3)/[.C6]" office:value-type="float" office:value="80.1763273375143">
            <text:p>80.1763273375</text:p>
          </table:table-cell>
        </table:table-row>
        <table:table-row table:style-name="ro1">
          <table:table-cell/>
          <table:table-cell table:formula="of:=[.B6]*SQRT(2)" office:value-type="float" office:value="10">
            <text:p>10</text:p>
          </table:table-cell>
          <table:table-cell table:formula="of:=SQRT(2*[.B7]*10^-3*550*10^-9)" office:value-type="float" office:value="0.000104880884817015">
            <text:p>0.0001048809</text:p>
          </table:table-cell>
          <table:table-cell table:formula="of:=[.C7]*10^6" office:value-type="float" office:value="104.880884817015">
            <text:p>104.880884817</text:p>
          </table:table-cell>
          <table:table-cell table:formula="of:=([.B7]*10^-3)/[.C7]" office:value-type="float" office:value="95.3462589245592">
            <text:p>95.3462589246</text:p>
          </table:table-cell>
        </table:table-row>
        <table:table-row table:style-name="ro1">
          <table:table-cell/>
          <table:table-cell table:formula="of:=[.B7]*SQRT(2)" office:value-type="float" office:value="14.142135623731">
            <text:p>14.1421356237</text:p>
          </table:table-cell>
          <table:table-cell table:formula="of:=SQRT(2*[.B8]*10^-3*550*10^-9)" office:value-type="float" office:value="0.000124725094452175">
            <text:p>0.0001247251</text:p>
          </table:table-cell>
          <table:table-cell table:formula="of:=[.C8]*10^6" office:value-type="float" office:value="124.725094452175">
            <text:p>124.7250944522</text:p>
          </table:table-cell>
          <table:table-cell table:formula="of:=([.B8]*10^-3)/[.C8]" office:value-type="float" office:value="113.386449501978">
            <text:p>113.386449502</text:p>
          </table:table-cell>
        </table:table-row>
        <table:table-row table:style-name="ro1">
          <table:table-cell/>
          <table:table-cell table:formula="of:=[.B8]*SQRT(2)" office:value-type="float" office:value="20">
            <text:p>20</text:p>
          </table:table-cell>
          <table:table-cell table:formula="of:=SQRT(2*[.B9]*10^-3*550*10^-9)" office:value-type="float" office:value="0.000148323969741913">
            <text:p>0.000148324</text:p>
          </table:table-cell>
          <table:table-cell table:formula="of:=[.C9]*10^6" office:value-type="float" office:value="148.323969741913">
            <text:p>148.3239697419</text:p>
          </table:table-cell>
          <table:table-cell table:formula="of:=([.B9]*10^-3)/[.C9]" office:value-type="float" office:value="134.839972492648">
            <text:p>134.8399724926</text:p>
          </table:table-cell>
        </table:table-row>
        <table:table-row table:style-name="ro1">
          <table:table-cell/>
          <table:table-cell table:formula="of:=[.B9]*SQRT(2)" office:value-type="float" office:value="28.2842712474619">
            <text:p>28.2842712475</text:p>
          </table:table-cell>
          <table:table-cell table:formula="of:=SQRT(2*[.B10]*10^-3*550*10^-9)" office:value-type="float" office:value="0.000176387920142532">
            <text:p>0.0001763879</text:p>
          </table:table-cell>
          <table:table-cell table:formula="of:=[.C10]*10^6" office:value-type="float" office:value="176.387920142532">
            <text:p>176.3879201425</text:p>
          </table:table-cell>
          <table:table-cell table:formula="of:=([.B10]*10^-3)/[.C10]" office:value-type="float" office:value="160.352654675029">
            <text:p>160.352654675</text:p>
          </table:table-cell>
        </table:table-row>
        <table:table-row table:style-name="ro1">
          <table:table-cell/>
          <table:table-cell table:formula="of:=[.B10]*SQRT(2)" office:value-type="float" office:value="40">
            <text:p>40</text:p>
          </table:table-cell>
          <table:table-cell table:formula="of:=SQRT(2*[.B11]*10^-3*550*10^-9)" office:value-type="float" office:value="0.00020976176963403">
            <text:p>0.0002097618</text:p>
          </table:table-cell>
          <table:table-cell table:formula="of:=[.C11]*10^6" office:value-type="float" office:value="209.76176963403">
            <text:p>209.761769634</text:p>
          </table:table-cell>
          <table:table-cell table:formula="of:=([.B11]*10^-3)/[.C11]" office:value-type="float" office:value="190.692517849119">
            <text:p>190.6925178491</text:p>
          </table:table-cell>
        </table:table-row>
        <table:table-row table:style-name="ro1">
          <table:table-cell/>
          <table:table-cell table:formula="of:=[.B11]*SQRT(2)" office:value-type="float" office:value="56.5685424949238">
            <text:p>56.5685424949</text:p>
          </table:table-cell>
          <table:table-cell table:formula="of:=SQRT(2*[.B12]*10^-3*550*10^-9)" office:value-type="float" office:value="0.000249450188904351">
            <text:p>0.0002494502</text:p>
          </table:table-cell>
          <table:table-cell table:formula="of:=[.C12]*10^6" office:value-type="float" office:value="249.450188904351">
            <text:p>249.4501889044</text:p>
          </table:table-cell>
          <table:table-cell table:formula="of:=([.B12]*10^-3)/[.C12]" office:value-type="float" office:value="226.772899003955">
            <text:p>226.772899004</text:p>
          </table:table-cell>
        </table:table-row>
        <table:table-row table:style-name="ro1">
          <table:table-cell/>
          <table:table-cell table:formula="of:=[.B12]*SQRT(2)" office:value-type="float" office:value="80">
            <text:p>80</text:p>
          </table:table-cell>
          <table:table-cell table:formula="of:=SQRT(2*[.B13]*10^-3*550*10^-9)" office:value-type="float" office:value="0.000296647939483827">
            <text:p>0.0002966479</text:p>
          </table:table-cell>
          <table:table-cell table:formula="of:=[.C13]*10^6" office:value-type="float" office:value="296.647939483827">
            <text:p>296.6479394838</text:p>
          </table:table-cell>
          <table:table-cell table:formula="of:=([.B13]*10^-3)/[.C13]" office:value-type="float" office:value="269.679944985297">
            <text:p>269.6799449853</text:p>
          </table:table-cell>
        </table:table-row>
        <table:table-row table:style-name="ro1">
          <table:table-cell/>
          <table:table-cell table:formula="of:=[.B13]*SQRT(2)" office:value-type="float" office:value="113.137084989848">
            <text:p>113.1370849898</text:p>
          </table:table-cell>
          <table:table-cell table:formula="of:=SQRT(2*[.B14]*10^-3*550*10^-9)" office:value-type="float" office:value="0.000352775840285063">
            <text:p>0.0003527758</text:p>
          </table:table-cell>
          <table:table-cell table:formula="of:=[.C14]*10^6" office:value-type="float" office:value="352.775840285063">
            <text:p>352.7758402851</text:p>
          </table:table-cell>
          <table:table-cell table:formula="of:=([.B14]*10^-3)/[.C14]" office:value-type="float" office:value="320.705309350057">
            <text:p>320.7053093501</text:p>
          </table:table-cell>
        </table:table-row>
        <table:table-row table:style-name="ro1">
          <table:table-cell/>
          <table:table-cell table:formula="of:=[.B14]*SQRT(2)" office:value-type="float" office:value="160">
            <text:p>160</text:p>
          </table:table-cell>
          <table:table-cell table:formula="of:=SQRT(2*[.B15]*10^-3*550*10^-9)" office:value-type="float" office:value="0.000419523539268061">
            <text:p>0.0004195235</text:p>
          </table:table-cell>
          <table:table-cell table:formula="of:=[.C15]*10^6" office:value-type="float" office:value="419.523539268061">
            <text:p>419.5235392681</text:p>
          </table:table-cell>
          <table:table-cell table:formula="of:=([.B15]*10^-3)/[.C15]" office:value-type="float" office:value="381.385035698237">
            <text:p>381.3850356982</text:p>
          </table:table-cell>
        </table:table-row>
        <table:table-row table:style-name="ro1">
          <table:table-cell/>
          <table:table-cell table:formula="of:=[.B15]*SQRT(2)" office:value-type="float" office:value="226.274169979695">
            <text:p>226.2741699797</text:p>
          </table:table-cell>
          <table:table-cell table:formula="of:=SQRT(2*[.B16]*10^-3*550*10^-9)" office:value-type="float" office:value="0.000498900377808701">
            <text:p>0.0004989004</text:p>
          </table:table-cell>
          <table:table-cell table:formula="of:=[.C16]*10^6" office:value-type="float" office:value="498.900377808701">
            <text:p>498.9003778087</text:p>
          </table:table-cell>
          <table:table-cell table:formula="of:=([.B16]*10^-3)/[.C16]" office:value-type="float" office:value="453.54579800791">
            <text:p>453.5457980079</text:p>
          </table:table-cell>
        </table:table-row>
        <table:table-row table:style-name="ro1">
          <table:table-cell/>
          <table:table-cell table:formula="of:=[.B16]*SQRT(2)" office:value-type="float" office:value="320">
            <text:p>320</text:p>
          </table:table-cell>
          <table:table-cell table:formula="of:=SQRT(2*[.B17]*10^-3*550*10^-9)" office:value-type="float" office:value="0.000593295878967653">
            <text:p>0.0005932959</text:p>
          </table:table-cell>
          <table:table-cell table:formula="of:=[.C17]*10^6" office:value-type="float" office:value="593.295878967653">
            <text:p>593.2958789677</text:p>
          </table:table-cell>
          <table:table-cell table:formula="of:=([.B17]*10^-3)/[.C17]" office:value-type="float" office:value="539.359889970594">
            <text:p>539.3598899706</text:p>
          </table:table-cell>
        </table:table-row>
        <table:table-row table:style-name="ro1">
          <table:table-cell/>
          <table:table-cell table:formula="of:=[.B17]*SQRT(2)" office:value-type="float" office:value="452.548339959391">
            <text:p>452.5483399594</text:p>
          </table:table-cell>
          <table:table-cell table:formula="of:=SQRT(2*[.B18]*10^-3*550*10^-9)" office:value-type="float" office:value="0.000705551680570127">
            <text:p>0.0007055517</text:p>
          </table:table-cell>
          <table:table-cell table:formula="of:=[.C18]*10^6" office:value-type="float" office:value="705.551680570127">
            <text:p>705.5516805701</text:p>
          </table:table-cell>
          <table:table-cell table:formula="of:=([.B18]*10^-3)/[.C18]" office:value-type="float" office:value="641.410618700115">
            <text:p>641.4106187001</text:p>
          </table:table-cell>
        </table:table-row>
        <table:table-row table:style-name="ro1">
          <table:table-cell/>
          <table:table-cell table:formula="of:=[.B18]*SQRT(2)" office:value-type="float" office:value="640">
            <text:p>640</text:p>
          </table:table-cell>
          <table:table-cell table:formula="of:=SQRT(2*[.B19]*10^-3*550*10^-9)" office:value-type="float" office:value="0.000839047078536122">
            <text:p>0.0008390471</text:p>
          </table:table-cell>
          <table:table-cell table:formula="of:=[.C19]*10^6" office:value-type="float" office:value="839.047078536122">
            <text:p>839.0470785361</text:p>
          </table:table-cell>
          <table:table-cell table:formula="of:=([.B19]*10^-3)/[.C19]" office:value-type="float" office:value="762.770071396474">
            <text:p>762.7700713965</text:p>
          </table:table-cell>
        </table:table-row>
        <table:table-row table:style-name="ro1">
          <table:table-cell/>
          <table:table-cell table:formula="of:=[.B19]*SQRT(2)" office:value-type="float" office:value="905.096679918781">
            <text:p>905.0966799188</text:p>
          </table:table-cell>
          <table:table-cell table:formula="of:=SQRT(2*[.B20]*10^-3*550*10^-9)" office:value-type="float" office:value="0.000997800755617403">
            <text:p>0.0009978008</text:p>
          </table:table-cell>
          <table:table-cell table:formula="of:=[.C20]*10^6" office:value-type="float" office:value="997.800755617403">
            <text:p>997.8007556174</text:p>
          </table:table-cell>
          <table:table-cell table:formula="of:=([.B20]*10^-3)/[.C20]" office:value-type="float" office:value="907.09159601582">
            <text:p>907.0915960158</text:p>
          </table:table-cell>
        </table:table-row>
        <table:table-row table:style-name="ro1">
          <table:table-cell/>
          <table:table-cell table:formula="of:=[.B20]*SQRT(2)" office:value-type="float" office:value="1280">
            <text:p>1280</text:p>
          </table:table-cell>
          <table:table-cell table:formula="of:=SQRT(2*[.B21]*10^-3*550*10^-9)" office:value-type="float" office:value="0.00118659175793531">
            <text:p>0.0011865918</text:p>
          </table:table-cell>
          <table:table-cell table:formula="of:=[.C21]*10^6" office:value-type="float" office:value="1186.59175793531">
            <text:p>1186.5917579353</text:p>
          </table:table-cell>
          <table:table-cell table:formula="of:=([.B21]*10^-3)/[.C21]" office:value-type="float" office:value="1078.71977994119">
            <text:p>1078.7197799412</text:p>
          </table:table-cell>
        </table:table-row>
        <table:table-row table:style-name="ro1">
          <table:table-cell/>
          <table:table-cell table:formula="of:=[.B21]*SQRT(2)" office:value-type="float" office:value="1810.19335983756">
            <text:p>1810.1933598376</text:p>
          </table:table-cell>
          <table:table-cell table:formula="of:=SQRT(2*[.B22]*10^-3*550*10^-9)" office:value-type="float" office:value="0.00141110336114025">
            <text:p>0.0014111034</text:p>
          </table:table-cell>
          <table:table-cell table:formula="of:=[.C22]*10^6" office:value-type="float" office:value="1411.10336114025">
            <text:p>1411.1033611403</text:p>
          </table:table-cell>
          <table:table-cell table:formula="of:=([.B22]*10^-3)/[.C22]" office:value-type="float" office:value="1282.82123740023">
            <text:p>1282.8212374002</text:p>
          </table:table-cell>
        </table:table-row>
        <table:table-row table:style-name="ro1">
          <table:table-cell/>
          <table:table-cell table:formula="of:=[.B22]*SQRT(2)" office:value-type="float" office:value="2560">
            <text:p>2560</text:p>
          </table:table-cell>
          <table:table-cell table:formula="of:=SQRT(2*[.B23]*10^-3*550*10^-9)" office:value-type="float" office:value="0.00167809415707224">
            <text:p>0.0016780942</text:p>
          </table:table-cell>
          <table:table-cell table:formula="of:=[.C23]*10^6" office:value-type="float" office:value="1678.09415707224">
            <text:p>1678.0941570723</text:p>
          </table:table-cell>
          <table:table-cell table:formula="of:=([.B23]*10^-3)/[.C23]" office:value-type="float" office:value="1525.54014279295">
            <text:p>1525.540142793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z </meta:initial-creator>
    <meta:creation-date>2015-02-15T19:05:16</meta:creation-date>
    <dc:date>2015-02-15T19:17:16</dc:date>
    <dc:creator>chaz </dc:creator>
    <meta:editing-duration>P0D</meta:editing-duration>
    <meta:editing-cycles>1</meta:editing-cycles>
    <meta:document-statistic meta:table-count="3" meta:cell-count="79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plot-area chart:style-name="ch2" table:cell-range-address="Sheet1.B4:Sheet1.B23 Sheet1.D5:Sheet1.E23 Sheet1.C4:Sheet1.C4" chart:data-source-has-labels="row" svg:x="1.33cm" svg:y="0.855cm" svg:width="14.027cm" svg:height="6.99cm">
          <chartooo:coordinate-region svg:x="2.322cm" svg:y="1.054cm" svg:width="12.663cm" svg:height="6.144cm"/>
          <chart:axis chart:dimension="x" chart:name="primary-x" chart:style-name="ch3">
            <chart:title svg:x="7.399cm" svg:y="8.025cm" chart:style-name="ch4">
              <text:p>Focal length</text:p>
            </chart:title>
          </chart:axis>
          <chart:axis chart:dimension="y" chart:name="primary-y" chart:style-name="ch5">
            <chart:title svg:x="0.451cm" svg:y="5.055cm" chart:style-name="ch6">
              <text:p>f-number</text:p>
            </chart:title>
            <chart:grid chart:style-name="ch7" chart:class="major"/>
          </chart:axis>
          <chart:series chart:style-name="ch8" chart:values-cell-range-address="Sheet1.E5:Sheet1.E23" chart:label-cell-address="Sheet1.B4:Sheet1.B4" chart:class="chart:scatter">
            <chart:domain table:cell-range-address="Sheet1.B5:Sheet1.B23"/>
            <chart:data-point chart:repeated="19"/>
          </chart:series>
          <chart:series chart:style-name="ch9" chart:values-cell-range-address="Sheet1.D5:Sheet1.D23" chart:label-cell-address="Sheet1.C4:Sheet1.C4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</text:p>
                <draw:g>
                  <svg:desc>Sheet1.B4:Sheet1.B4</svg:desc>
                </draw:g>
              </table:table-cell>
              <table:table-cell office:value-type="string">
                <text:p>Rayleigh-Fraunhofer optimum d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5:Sheet1.B23</svg:desc>
                </draw:g>
              </table:table-cell>
              <table:table-cell office:value-type="float" office:value="67.4199862463242">
                <text:p>67.4199862463242</text:p>
                <draw:g>
                  <svg:desc>Sheet1.E5:Sheet1.E23</svg:desc>
                </draw:g>
              </table:table-cell>
              <table:table-cell office:value-type="float" office:value="74.1619848709566">
                <text:p>74.1619848709566</text:p>
                <draw:g>
                  <svg:desc>Sheet1.D5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7106781186548">
                <text:p>7.07106781186548</text:p>
              </table:table-cell>
              <table:table-cell office:value-type="float" office:value="80.1763273375143">
                <text:p>80.1763273375143</text:p>
              </table:table-cell>
              <table:table-cell office:value-type="float" office:value="88.1939600712658">
                <text:p>88.1939600712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5.3462589245592">
                <text:p>95.3462589245592</text:p>
              </table:table-cell>
              <table:table-cell office:value-type="float" office:value="104.880884817015">
                <text:p>104.88088481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113.386449501978">
                <text:p>113.386449501978</text:p>
              </table:table-cell>
              <table:table-cell office:value-type="float" office:value="124.725094452175">
                <text:p>124.725094452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34.839972492648">
                <text:p>134.839972492648</text:p>
              </table:table-cell>
              <table:table-cell office:value-type="float" office:value="148.323969741913">
                <text:p>148.32396974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160.352654675029">
                <text:p>160.352654675029</text:p>
              </table:table-cell>
              <table:table-cell office:value-type="float" office:value="176.387920142532">
                <text:p>176.387920142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90.692517849119">
                <text:p>190.692517849119</text:p>
              </table:table-cell>
              <table:table-cell office:value-type="float" office:value="209.76176963403">
                <text:p>209.76176963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226.772899003955">
                <text:p>226.772899003955</text:p>
              </table:table-cell>
              <table:table-cell office:value-type="float" office:value="249.450188904351">
                <text:p>249.450188904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69.679944985297">
                <text:p>269.679944985297</text:p>
              </table:table-cell>
              <table:table-cell office:value-type="float" office:value="296.647939483827">
                <text:p>296.647939483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320.705309350057">
                <text:p>320.705309350057</text:p>
              </table:table-cell>
              <table:table-cell office:value-type="float" office:value="352.775840285063">
                <text:p>352.775840285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381.385035698237">
                <text:p>381.385035698237</text:p>
              </table:table-cell>
              <table:table-cell office:value-type="float" office:value="419.523539268061">
                <text:p>419.523539268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453.54579800791">
                <text:p>453.54579800791</text:p>
              </table:table-cell>
              <table:table-cell office:value-type="float" office:value="498.900377808701">
                <text:p>498.900377808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  <table:table-cell office:value-type="float" office:value="539.359889970594">
                <text:p>539.359889970594</text:p>
              </table:table-cell>
              <table:table-cell office:value-type="float" office:value="593.295878967653">
                <text:p>593.295878967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641.410618700115">
                <text:p>641.410618700115</text:p>
              </table:table-cell>
              <table:table-cell office:value-type="float" office:value="705.551680570127">
                <text:p>705.551680570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">
                <text:p>640</text:p>
              </table:table-cell>
              <table:table-cell office:value-type="float" office:value="762.770071396474">
                <text:p>762.770071396474</text:p>
              </table:table-cell>
              <table:table-cell office:value-type="float" office:value="839.047078536122">
                <text:p>839.047078536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907.09159601582">
                <text:p>907.09159601582</text:p>
              </table:table-cell>
              <table:table-cell office:value-type="float" office:value="997.800755617403">
                <text:p>997.800755617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0">
                <text:p>1280</text:p>
              </table:table-cell>
              <table:table-cell office:value-type="float" office:value="1078.71977994119">
                <text:p>1078.71977994119</text:p>
              </table:table-cell>
              <table:table-cell office:value-type="float" office:value="1186.59175793531">
                <text:p>1186.59175793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1282.82123740023">
                <text:p>1282.82123740023</text:p>
              </table:table-cell>
              <table:table-cell office:value-type="float" office:value="1411.10336114025">
                <text:p>1411.10336114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0">
                <text:p>2560</text:p>
              </table:table-cell>
              <table:table-cell office:value-type="float" office:value="1525.54014279295">
                <text:p>1525.54014279295</text:p>
              </table:table-cell>
              <table:table-cell office:value-type="float" office:value="1678.09415707224">
                <text:p>1678.09415707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